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text:soft-page-break/></text:p>
      <text:p text:style-name="Standard">-Yo, je cherche une certaine... Jeli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1-13T15:55:38.24</dc:date>
    <meta:editing-duration>PT6H27M26S</meta:editing-duration>
    <meta:editing-cycles>185</meta:editing-cycles>
    <meta:generator>OpenOffice/4.1.7$Win32 OpenOffice.org_project/417m1$Build-9800</meta:generator>
    <meta:document-statistic meta:table-count="0" meta:image-count="0" meta:object-count="0" meta:page-count="2" meta:paragraph-count="6" meta:word-count="758" meta:character-count="4498"/>
  </office:meta>
</office:document-meta>
</file>